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单位（ms）</text:p>
          </table:table-cell>
          <table:table-cell office:value-type="string" calcext:value-type="string">
            <text:p>获得audit</text:p>
          </table:table-cell>
          <table:table-cell office:value-type="string" calcext:value-type="string">
            <text:p>发送audit交易</text:p>
          </table:table-cell>
        </table:table-row>
        <table:table-row table:style-name="ro1">
          <table:table-cell/>
          <table:table-cell office:value-type="float" office:value="3.016447" calcext:value-type="float">
            <text:p>3.016447</text:p>
          </table:table-cell>
          <table:table-cell office:value-type="float" office:value="4.683017" calcext:value-type="float">
            <text:p>4.683017</text:p>
          </table:table-cell>
        </table:table-row>
        <table:table-row table:style-name="ro1">
          <table:table-cell table:number-columns-repeated="2"/>
          <table:table-cell table:formula="of:=[.C2]-[.B2]" office:value-type="float" office:value="1.66657" calcext:value-type="float">
            <text:p>1.66657</text:p>
          </table:table-cell>
        </table:table-row>
        <table:table-row table:style-name="ro1">
          <table:table-cell/>
          <table:table-cell office:value-type="float" office:value="1.069463" calcext:value-type="float">
            <text:p>1.069463</text:p>
          </table:table-cell>
          <table:table-cell office:value-type="float" office:value="2.223209" calcext:value-type="float">
            <text:p>2.223209</text:p>
          </table:table-cell>
        </table:table-row>
        <table:table-row table:style-name="ro1">
          <table:table-cell table:number-columns-repeated="2"/>
          <table:table-cell table:formula="of:=[.C4]-[.B4]" office:value-type="float" office:value="1.153746" calcext:value-type="float">
            <text:p>1.153746</text:p>
          </table:table-cell>
        </table:table-row>
        <table:table-row table:style-name="ro1">
          <table:table-cell/>
          <table:table-cell office:value-type="float" office:value="3.722598" calcext:value-type="float">
            <text:p>3.722598</text:p>
          </table:table-cell>
          <table:table-cell office:value-type="float" office:value="8.353253" calcext:value-type="float">
            <text:p>8.353253</text:p>
          </table:table-cell>
        </table:table-row>
        <table:table-row table:style-name="ro1">
          <table:table-cell table:number-columns-repeated="2"/>
          <table:table-cell table:formula="of:=[.C6]-[.B6]" office:value-type="float" office:value="4.630655" calcext:value-type="float">
            <text:p>4.630655</text:p>
          </table:table-cell>
        </table:table-row>
        <table:table-row table:style-name="ro1">
          <table:table-cell/>
          <table:table-cell office:value-type="float" office:value="0.9982" calcext:value-type="float">
            <text:p>0.9982</text:p>
          </table:table-cell>
          <table:table-cell office:value-type="float" office:value="2.287304" calcext:value-type="float">
            <text:p>2.287304</text:p>
          </table:table-cell>
        </table:table-row>
        <table:table-row table:style-name="ro1">
          <table:table-cell table:number-columns-repeated="2"/>
          <table:table-cell table:formula="of:=[.C8]-[.B8]" office:value-type="float" office:value="1.289104" calcext:value-type="float">
            <text:p>1.289104</text:p>
          </table:table-cell>
        </table:table-row>
        <table:table-row table:style-name="ro1">
          <table:table-cell/>
          <table:table-cell office:value-type="float" office:value="1.415516" calcext:value-type="float">
            <text:p>1.415516</text:p>
          </table:table-cell>
          <table:table-cell office:value-type="float" office:value="2.899562" calcext:value-type="float">
            <text:p>2.899562</text:p>
          </table:table-cell>
        </table:table-row>
        <table:table-row table:style-name="ro1">
          <table:table-cell table:number-columns-repeated="2"/>
          <table:table-cell table:formula="of:=[.C10]-[.B10]" office:value-type="float" office:value="1.484046" calcext:value-type="float">
            <text:p>1.484046</text:p>
          </table:table-cell>
        </table:table-row>
        <table:table-row table:style-name="ro1">
          <table:table-cell/>
          <table:table-cell office:value-type="float" office:value="1.358448" calcext:value-type="float">
            <text:p>1.358448</text:p>
          </table:table-cell>
          <table:table-cell office:value-type="float" office:value="2.765368" calcext:value-type="float">
            <text:p>2.765368</text:p>
          </table:table-cell>
        </table:table-row>
        <table:table-row table:style-name="ro1">
          <table:table-cell table:number-columns-repeated="2"/>
          <table:table-cell table:formula="of:=[.C12]-[.B12]" office:value-type="float" office:value="1.40692" calcext:value-type="float">
            <text:p>1.40692</text:p>
          </table:table-cell>
        </table:table-row>
        <table:table-row table:style-name="ro1">
          <table:table-cell/>
          <table:table-cell office:value-type="float" office:value="1.19102" calcext:value-type="float">
            <text:p>1.19102</text:p>
          </table:table-cell>
          <table:table-cell office:value-type="float" office:value="2.465752" calcext:value-type="float">
            <text:p>2.465752</text:p>
          </table:table-cell>
        </table:table-row>
        <table:table-row table:style-name="ro1">
          <table:table-cell table:number-columns-repeated="2"/>
          <table:table-cell table:formula="of:=[.C14]-[.B14]" office:value-type="float" office:value="1.274732" calcext:value-type="float">
            <text:p>1.274732</text:p>
          </table:table-cell>
        </table:table-row>
        <table:table-row table:style-name="ro1">
          <table:table-cell/>
          <table:table-cell office:value-type="float" office:value="1.116755" calcext:value-type="float">
            <text:p>1.116755</text:p>
          </table:table-cell>
          <table:table-cell office:value-type="float" office:value="2.300466" calcext:value-type="float">
            <text:p>2.300466</text:p>
          </table:table-cell>
        </table:table-row>
        <table:table-row table:style-name="ro1">
          <table:table-cell table:number-columns-repeated="2"/>
          <table:table-cell table:formula="of:=[.C16]-[.B16]" office:value-type="float" office:value="1.183711" calcext:value-type="float">
            <text:p>1.183711</text:p>
          </table:table-cell>
        </table:table-row>
        <table:table-row table:style-name="ro1">
          <table:table-cell/>
          <table:table-cell office:value-type="float" office:value="6.755375" calcext:value-type="float">
            <text:p>6.755375</text:p>
          </table:table-cell>
          <table:table-cell office:value-type="float" office:value="8.281994" calcext:value-type="float">
            <text:p>8.281994</text:p>
          </table:table-cell>
        </table:table-row>
        <table:table-row table:style-name="ro1">
          <table:table-cell table:number-columns-repeated="2"/>
          <table:table-cell table:formula="of:=[.C18]-[.B18]" office:value-type="float" office:value="1.526619" calcext:value-type="float">
            <text:p>1.526619</text:p>
          </table:table-cell>
        </table:table-row>
        <table:table-row table:style-name="ro1">
          <table:table-cell/>
          <table:table-cell office:value-type="float" office:value="1.288076" calcext:value-type="float">
            <text:p>1.288076</text:p>
          </table:table-cell>
          <table:table-cell office:value-type="float" office:value="2.738092" calcext:value-type="float">
            <text:p>2.738092</text:p>
          </table:table-cell>
        </table:table-row>
        <table:table-row table:style-name="ro1">
          <table:table-cell table:number-columns-repeated="2"/>
          <table:table-cell table:formula="of:=[.C20]-[.B20]" office:value-type="float" office:value="1.450016" calcext:value-type="float">
            <text:p>1.450016</text:p>
          </table:table-cell>
        </table:table-row>
        <table:table-row table:style-name="ro1">
          <table:table-cell/>
          <table:table-cell office:value-type="float" office:value="1.352997" calcext:value-type="float">
            <text:p>1.352997</text:p>
          </table:table-cell>
          <table:table-cell office:value-type="float" office:value="2.708017" calcext:value-type="float">
            <text:p>2.708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22:36:54.143864200</meta:creation-date>
    <dc:date>2024-05-03T22:49:55.564110732</dc:date>
    <meta:editing-duration>PT51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